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aea" officeooo:paragraph-rsid="001d1aea"/>
    </style:style>
    <style:style style:name="P2" style:family="paragraph" style:parent-style-name="Standard">
      <style:text-properties fo:font-style="italic" fo:font-weight="bold" officeooo:rsid="001d1aea" officeooo:paragraph-rsid="001d1ae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1f5125" officeooo:paragraph-rsid="001f5125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0202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f5125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1ae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027ff" style:font-style-asian="normal" style:font-weight-asian="normal" style:font-style-complex="normal" style:font-weight-complex="normal"/>
    </style:style>
    <style:style style:name="T6" style:family="text">
      <style:text-properties officeooo:rsid="001f5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at 1. Noterliğince keşide edilen 17-09-2019 tarih, 04796 yevmiye numarasıyla ihtar ettiğimiz <text:span text:style-name="T6">ve geciken kira alacağımızı talep ettiğimiz</text:span> davalı, Ankara 40. Noterliği, 14-10-2019 tarih ve 30793 yevmiye numarasıyla yapılan ihtarnamenin <text:s/>2 nolu maddesinde;</text:p>
      <text:p text:style-name="P2">“Tokat Sulh Hukuk Mahkemesinin28-04-2016 tarih ve 2016/749 Karar nolu kararıyla mezkur taşınmazın tahliyesine karar verilmesi üzerine müvekkilce tahliye edilmiş ve tarafınıza teslim edilmiştir”<text:span text:style-name="T1"> </text:span><text:span text:style-name="T3">ifadesini kullanarak borcu olmadığını ifade etmektedir.</text:span></text:p>
      <text:p text:style-name="P2"><text:span text:style-name="T1"><text:tab/>Davalı, tahliye edil</text:span><text:span text:style-name="T3">diğini</text:span><text:span text:style-name="T1"> </text:span><text:span text:style-name="T2">ifade ederek yanıltıcı </text:span><text:span text:style-name="T1">ifade kullanm</text:span><text:span text:style-name="T2">aktadır.</text:span><text:span text:style-name="T1"> Bahsi geçen mahkeme kararından sonra, davalı </text:span><text:span text:style-name="T2">mecuru boşaltmadığı gibi,</text:span><text:span text:style-name="T1"> olayı </text:span><text:span text:style-name="T3">2017/6422 Esas No ile tem</text:span><text:span text:style-name="T1">yize taşımıştır.</text:span></text:p>
      <text:p text:style-name="P3"><text:span text:style-name="T1">Aynı zamanda tarafımıza</text:span><text:span text:style-name="T4"> teslim edildiğini </text:span><text:span text:style-name="T1">belirtmesine rağmen, bu konuda tarafımıza herhangi bir bildirimi bulunmamaktadır.</text:span></text:p>
      <text:p text:style-name="P2"><text:span text:style-name="T1"><text:tab/></text:span><text:span text:style-name="T3">Temyiz Mahkemesinin 2017/15565 karar nolu kararıyla, yerel mahkemenin verdiği tahliye kararı bozulmuştur.</text:span></text:p>
      <text:p text:style-name="P2"><text:span text:style-name="T3"><text:tab/></text:span><text:span text:style-name="T5">Tarafımızca 2017/2115 Esas No ile Tokat Sulh Hukuk Mahkesinde, tahliye işlemini durduran Temyiz Mahkemesi kararına itiraz edilmek üzere dava açılmış</text:span></text:p>
      <text:p text:style-name="P2"><text:span text:style-name="T3"><text:tab/></text:span></text:p>
      <text:p text:style-name="P2"><text:span text:style-name="T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9:51:30.818537937</meta:creation-date>
    <dc:date>2022-02-03T17:37:12.591262397</dc:date>
    <meta:editing-duration>PT7H22M30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8" meta:word-count="132" meta:character-count="1076" meta:non-whitespace-character-count="944"/>
  </office:meta>
</office:document-meta>
</file>